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7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style:text-autospace="none"/>
      <style:text-properties fo:font-size="16pt" style:font-size-asian="16pt" style:font-size-complex="16pt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P10" style:family="paragraph" style:parent-style-name="Standard" style:list-style-name="">
      <style:paragraph-properties fo:margin-top="0in" fo:margin-bottom="0.0972in"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rentines (Italy)</text:p>
      <text:p text:style-name="P7">Serves:</text:p>
      <text:p text:style-name="P4">5 dozen 3-inch Florentines, or 2 1/2 dozen 6-inch Florentine</text:p>
      <text:p text:style-name="P3"/>
      <text:p text:style-name="P2">Ingredients</text:p>
      <text:p text:style-name="P11">1 3/4 cups sliced, blanched almonds (about 5 ounces)</text:p>
      <text:p text:style-name="P11">3 tablespoons all-purpose flour</text:p>
      <text:p text:style-name="P11">Finely grated zest of 1 orange (about 2 tablespoons)</text:p>
      <text:p text:style-name="P11">1/4 teaspoon fine salt</text:p>
      <text:p text:style-name="P11">3/4 cup sugar</text:p>
      <text:p text:style-name="P11">2 tablespoons heavy cream</text:p>
      <text:p text:style-name="P11">2 tablespoons light corn syrup</text:p>
      <text:p text:style-name="P11">5 tablespoons unsalted butter</text:p>
      <text:p text:style-name="P11">1/2 teaspoon pure vanilla extract</text:p>
      <text:p text:style-name="P11"/>
      <text:p text:style-name="P10">Chocolate Topping, optional:</text:p>
      <text:p text:style-name="P11">2 to 4 ounces semisweet chocolate, chopped</text:p>
      <text:p text:style-name="P2">Directions</text:p>
      <text:p text:style-name="P9">Position a rack in the center of the oven and preheat to 350 degrees F. Line a baking sheet with a silicone baking mat or parchment paper.</text:p>
      <text:p text:style-name="P9">Pulse the almonds in a food processor until finely chopped, but not pasty. Stir together the nuts, flour, zest and salt in a large bowl.</text:p>
      <text:p text:style-name="P9">Put the sugar, cream, corn syrup and butter in a small saucepan. Cook over medium heat, stirring occasionally, until mixture comes to a rolling boil and sugar is completely dissolved. Continue to boil for 1 minute. Remove from heat and stir in the vanilla, then pour mixture into almond mixture and stir just to combine. Set aside until cool enough to handle, 30 minutes.</text:p>
      <text:p text:style-name="P9">Scoop rounded teaspoons (for 3-inch cookies) or rounded tablespoons (for 6-inch cookies) of batter and roll into balls. Place on prepared baking sheet, leaving about 3 to 4 inches between each cookie since they spread.</text:p>
      <text:p text:style-name="P9"/>
      <text:p text:style-name="P9"><text:soft-page-break/>Bake 1 pan at a time, until the cookies are thin and an even golden brown color throughout, rotating pans halfway through baking time, about 10 to 11 minutes. Cool on baking sheet for 5 minutes, then transfer to racks to cool. Repeat with remaining batter. Serve.</text:p>
      <text:p text:style-name="P2">Optional chocolate topping:</text:p>
      <text:p text:style-name="P9">Put the chocolate in a medium heatproof bowl. Bring a saucepan filled with 1 inch or so of water to a very low simmer; set the bowl over, but not touching, the water. Stir the chocolate occasionally until melted and smooth. (Alternatively, put the chocolate in a medium microwave-safe bowl. Melt at 50 percent power in the microwave until soft, about 1 minute. Stir, and continue heat until completely melted, about 1 to 2 minutes more.)</text:p>
      <text:p text:style-name="P9">For sandwiches: Drop about 1/2 teaspoon chocolate onto on the flat side of half of the cookies and press together with remaining halves. Return to rack and let chocolate set.</text:p>
      <text:p text:style-name="P9">For chocolate decor: Drizzle melted chocolate over Florentines as desired. Set aside at room temperature until chocolate is set.</text:p>
      <text:p text:style-name="P8"><text:span text:style-name="T2">Busy baker's tips: Store baked cookies carefully, separated by parchment or waxed paper, in an air-tight container for up to 3 days. Florentines are best stored separated from moist cookies and cak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2-13T13:10:51</meta:creation-date>
    <meta:document-statistic meta:table-count="0" meta:image-count="0" meta:object-count="0" meta:page-count="2" meta:paragraph-count="26" meta:word-count="430" meta:character-count="2556"/>
    <dc:date>2011-12-13T13:13:00</dc:date>
    <dc:creator>Robert Houk</dc:creator>
    <meta:editing-duration>PT00H02M12S</meta:editing-duration>
    <meta:editing-cycles>1</meta:editing-cycles>
    <meta:generator>OpenOffice.org/3.2$Unix OpenOffice.org_project/320m18$Build-9502</meta:generator>
  </office:meta>
</office:document-meta>
</file>